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5" style:family="graphic" style:parent-style-name="standard" style:list-style-name="L1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37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color="#808080" fo:font-size="12pt"/>
    </style:style>
    <style:style style:name="P6" style:family="paragraph">
      <style:paragraph-properties fo:margin-left="0cm" fo:margin-right="0cm" fo:text-indent="0cm"/>
      <style:text-properties fo:color="#808080" fo:font-size="12pt"/>
    </style:style>
    <style:style style:name="P7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8" style:family="paragraph"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text-align="start" fo:text-indent="0cm"/>
    </style:style>
    <style:style style:name="T1" style:family="text">
      <style:text-properties fo:font-family="'Albany AMT'" style:font-pitch="variable" fo:font-weight="bold"/>
    </style:style>
    <style:style style:name="T2" style:family="text">
      <style:text-properties fo:color="#808080" fo:font-size="12pt"/>
    </style:style>
    <style:style style:name="T3" style:family="text"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'Albany AMT'" style:font-family-generic="roman" style:font-pitch="variable" fo:font-size="1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fo:font-family="'Albany AMT'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2.605cm" svg:x="1.264cm" svg:y="18.345cm">
          <text:p text:style-name="P4"/>
          <draw:enhanced-geometry svg:viewBox="0 0 21600 21600" draw:mirror-horizontal="true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g>
          <draw:custom-shape draw:style-name="gr2" draw:text-style-name="P3" draw:id="id1" draw:layer="layout" svg:width="3.175cm" svg:height="1.27cm" svg:x="2.07cm" svg:y="5.58cm">
            <text:p text:style-name="P2"><text:span text:style-name="T1">Launch4j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2" draw:layer="layout" svg:width="6.985cm" svg:height="1.27cm" svg:x="6.515cm" svg:y="5.58cm">
            <text:p text:style-name="P2">Application j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1.806cm" svg:height="0.725cm" svg:x="9.154cm" svg:y="4.945cm">
            <draw:text-box>
              <text:p text:style-name="P4"><text:span text:style-name="T2">app.jar</text:span></text:p>
            </draw:text-box>
          </draw:frame>
          <draw:frame draw:style-name="gr3" draw:text-style-name="P6" draw:layer="layout" svg:width="2.018cm" svg:height="0.725cm" svg:x="2.592cm" svg:y="4.945cm">
            <draw:text-box>
              <text:p text:style-name="P4"><text:span text:style-name="T2">app.exe</text:span></text:p>
            </draw:text-box>
          </draw:frame>
          <draw:connector draw:style-name="gr4" draw:text-style-name="P1" draw:layer="layout" draw:type="line" svg:x1="5.245cm" svg:y1="6.215cm" svg:x2="6.515cm" svg:y2="6.215cm" draw:start-shape="id1" draw:start-glue-point="1" draw:end-shape="id2" draw:end-glue-point="3">
            <text:p text:style-name="P4"/>
          </draw:connector>
        </draw:g>
        <draw:custom-shape draw:style-name="gr5" draw:text-style-name="P8" draw:layer="layout" svg:width="13.335cm" svg:height="9.525cm" svg:x="1.27cm" svg:y="8.89cm">
          <text:p text:style-name="P7"><text:span text:style-name="T3">Installer </text:span><text:span text:style-name="T4">created by an external installer program.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715cm" svg:height="1.27cm" svg:x="1.905cm" svg:y="12.7cm">
          <text:p text:style-name="P2">jar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27cm" svg:x="8.255cm" svg:y="14.605cm">
          <text:p text:style-name="P2">dll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27cm" svg:x="1.905cm" svg:y="14.605cm">
          <text:p text:style-name="P2">jar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27cm" svg:x="1.905cm" svg:y="16.51cm">
          <text:p text:style-name="P2">jar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27cm" svg:x="8.256cm" svg:y="12.7cm">
          <text:p text:style-name="P2">dll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27cm" svg:x="8.255cm" svg:y="16.51cm">
          <text:p text:style-name="P2">dll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custom-shape draw:style-name="gr2" draw:text-style-name="P2" draw:layer="layout" svg:width="12.065cm" svg:height="1.27cm" svg:x="1.905cm" svg:y="10.795cm">
                <text:p text:style-name="P9"><text:span text:style-name="T5"><text:s text:c="7"/></text:span><text:span text:style-name="T1">Launch4j</text:span><text:span text:style-name="T5"> <text:s text:c="15"/>Application ja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" draw:text-style-name="P6" draw:layer="layout" svg:width="2.256cm" svg:height="0.725cm" svg:x="6.933cm" svg:y="10.129cm">
                <draw:text-box>
                  <text:p text:style-name="P4"><text:span text:style-name="T2">app.exe</text:span></text:p>
                </draw:text-box>
              </draw:frame>
            </draw:g>
            <draw:line draw:style-name="gr7" draw:text-style-name="P1" draw:layer="layout" svg:x1="7.25cm" svg:y1="11.43cm" svg:x2="8.52cm" svg:y2="11.43cm">
              <text:p text:style-name="P4"/>
            </draw:line>
          </draw:g>
        </draw:g>
        <draw:g>
          <draw:g>
            <draw:custom-shape draw:style-name="gr2" draw:text-style-name="P2" draw:layer="layout" svg:width="11.43cm" svg:height="1.27cm" svg:x="2.07cm" svg:y="2.456cm">
              <text:p text:style-name="P9"><text:span text:style-name="T1">Launch4j</text:span><text:span text:style-name="T5"> <text:s text:c="15"/>Application ja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6" draw:layer="layout" svg:width="2.137cm" svg:height="0.725cm" svg:x="6.657cm" svg:y="1.77cm">
              <draw:text-box>
                <text:p text:style-name="P4"><text:span text:style-name="T2">app.exe</text:span></text:p>
              </draw:text-box>
            </draw:frame>
          </draw:g>
          <draw:line draw:style-name="gr7" draw:text-style-name="P1" draw:layer="layout" svg:x1="5.88cm" svg:y1="3.04cm" svg:x2="7.15cm" svg:y2="3.04cm">
            <text:p text:style-name="P4"/>
          </draw:line>
        </draw:g>
        <draw:frame draw:style-name="gr3" draw:text-style-name="P5" draw:layer="layout" svg:width="3.199cm" svg:height="0.725cm" svg:x="6.297cm" svg:y="8.217cm">
          <draw:text-box>
            <text:p text:style-name="P4"><text:span text:style-name="T2">app-setup.exe</text:span></text:p>
          </draw:text-box>
        </draw:frame>
        <draw:custom-shape draw:style-name="gr2" draw:text-style-name="P1" draw:layer="layout" svg:width="12.065cm" svg:height="1.27cm" svg:x="1.905cm" svg:y="19.16cm">
          <text:p text:style-name="P2">Embedded J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7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4-27T10:45:26</meta:creation-date>
    <dc:date>2006-05-04T11:30:26</dc:date>
    <dc:language>en-US</dc:language>
    <meta:editing-cycles>14</meta:editing-cycles>
    <meta:editing-duration>PT1H11M3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